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1f28" officeooo:paragraph-rsid="00161f28"/>
    </style:style>
    <style:style style:name="T1" style:family="text">
      <style:text-properties officeooo:rsid="0016f4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1"><text:s/>* sniffex.c</text:p>
      <text:p text:style-name="P1"><text:s/>*</text:p>
      <text:p text:style-name="P1"><text:s/>* Sniffer example of TCP/IP packet capture using libpcap.</text:p>
      <text:p text:style-name="P1"><text:s/>* The Ethernet size is always 14 bytes.</text:p>
      <text:p text:style-name="P1"><text:s/>* In fact, you *MUST* assume the Ethernet header is 14 bytes, *and*, if</text:p>
      <text:p text:style-name="P1"><text:s/>* you're using structures, you must use structures where the members</text:p>
      <text:p text:style-name="P1"><text:s/>* always have the same size on all platforms, because the sizes of the</text:p>
      <text:p text:style-name="P1"><text:s/>* fields in Ethernet - and IP, and TCP, and... - headers are defined by</text:p>
      <text:p text:style-name="P1"><text:s/>* the protocol specification, not by the way a particular platform's C</text:p>
      <text:p text:style-name="P1"><text:s/>* compiler works.)</text:p>
      <text:p text:style-name="P1"><text:s/>*</text:p>
      <text:p text:style-name="P1"><text:s/>* The IP header size, in bytes, is the value of the IP header length,</text:p>
      <text:p text:style-name="P1"><text:s/>* as extracted from the "ip_vhl" field of "struct sniff_ip" with</text:p>
      <text:p text:style-name="P1"><text:s/>* the "IP_HL()" macro, times 4 ("times 4" because it's in units of</text:p>
      <text:p text:style-name="P1"><text:s/>* 4-byte words). <text:s/>If that value is less than 20 - i.e., if the value</text:p>
      <text:p text:style-name="P1"><text:s/>* extracted with "IP_HL()" is less than 5 - you have a malformed</text:p>
      <text:p text:style-name="P1"><text:s/>* IP datagram.</text:p>
      <text:p text:style-name="P1"><text:s/>*</text:p>
      <text:p text:style-name="P1"><text:s/>* The TCP header size, in bytes, is the value of the TCP data offset,</text:p>
      <text:p text:style-name="P1"><text:s/>* as extracted from the "th_offx2" field of "struct sniff_tcp" with</text:p>
      <text:p text:style-name="P1"><text:s/>* the "TH_OFF()" macro, times 4 (for the same reason - 4-byte words).</text:p>
      <text:p text:style-name="P1"><text:s/>* If that value is less than 20 - i.e., if the value extracted with</text:p>
      <text:p text:style-name="P1"><text:s/>* "TH_OFF()" is less than 5 - you have a malformed TCP segment.</text:p>
      <text:p text:style-name="P1"><text:s/>*</text:p>
      <text:p text:style-name="P1"><text:s/>* So, to find the IP header in an Ethernet packet, look 14 bytes after</text:p>
      <text:p text:style-name="P1"><text:s/>* the beginning of the packet data. <text:s/>To find the TCP header, look</text:p>
      <text:p text:style-name="P1"><text:s/>* "IP_HL(ip)*4" bytes after the beginning of the IP header. <text:s/>To find the</text:p>
      <text:p text:style-name="P1"><text:s/>* TCP payload, look "TH_OFF(tcp)*4" bytes after the beginning of the TCP</text:p>
      <text:p text:style-name="P1"><text:s/>* header.</text:p>
      <text:p text:style-name="P1"><text:s/>*</text:p>
      <text:p text:style-name="P1"><text:s/>* To find out how much payload there is:</text:p>
      <text:p text:style-name="P1"><text:s/>*</text:p>
      <text:p text:style-name="P1"><text:s/>* Take the IP *total* length field - "ip_len" in "struct sniff_ip"</text:p>
      <text:p text:style-name="P1"><text:s/>* - and, first, check whether it's less than "IP_HL(ip)*4" (after</text:p>
      <text:p text:style-name="P1"><text:s/>* you've checked whether "IP_HL(ip)" is &gt;= 5). <text:s/>If it is, you have</text:p>
      <text:p text:style-name="P1"><text:s/>* a malformed IP datagram.</text:p>
      <text:p text:style-name="P1"><text:s/>*</text:p>
      <text:p text:style-name="P1"><text:s/>* Otherwise, subtract "IP_HL(ip)*4" from it; that gives you the length</text:p>
      <text:p text:style-name="P1"><text:s/>* of the TCP segment, including the TCP header. <text:s/>If that's less than</text:p>
      <text:p text:style-name="P1"><text:s/>* "TH_OFF(tcp)*4" (after you've checked whether "TH_OFF(tcp)" is &gt;= 5),</text:p>
      <text:p text:style-name="P1"><text:s/>* you have a malformed TCP segment.</text:p>
      <text:p text:style-name="P1"><text:s/>*</text:p>
      <text:p text:style-name="P1"><text:s/>* Otherwise, subtract "TH_OFF(tcp)*4" from it; that gives you the</text:p>
      <text:p text:style-name="P1"><text:s/>* length of the TCP payload.</text:p>
      <text:p text:style-name="P1"><text:s/>*</text:p>
      <text:p text:style-name="P1"><text:s/>* Note that you also need to make sure that you don't go past the end</text:p>
      <text:p text:style-name="P1"><text:s/>* of the captured data in the packet - you might, for example, have a</text:p>
      <text:p text:style-name="P1"><text:s/>* 15-byte Ethernet packet that claims to contain an IP datagram, but if</text:p>
      <text:p text:style-name="P1"><text:soft-page-break/><text:s/>* it's 15 bytes, it has only one byte of Ethernet payload, which is too</text:p>
      <text:p text:style-name="P1"><text:s/>* small for an IP header. <text:s/>The length of the captured data is given in</text:p>
      <text:p text:style-name="P1"><text:s/>* the "caplen" field in the "struct pcap_pkthdr"; it might be less than</text:p>
      <text:p text:style-name="P1"><text:s/>* the length of the packet, if you're capturing with a snapshot length</text:p>
      <text:p text:style-name="P1"><text:s/>* other than a value &gt;= the maximum packet size.</text:p>
      <text:p text:style-name="P1"><text:s/>* &lt;end of response<text:span text:style-name="T1">&gt;</text:span></text:p>
      <text:p text:style-name="P1"><text:s/>*</text:p>
      <text:p text:style-name="P1"><text:s/>* 1. Ethernet headers are always exactly 14 bytes, so we define this</text:p>
      <text:p text:style-name="P1"><text:s/>* explicitly with "#define". Since some compilers might pad structures to a</text:p>
      <text:p text:style-name="P1"><text:s/>* multiple of 4 bytes - some versions of GCC for ARM may do this -</text:p>
      <text:p text:style-name="P1"><text:s/>* "sizeof (struct sniff_ethernet)" isn't used.</text:p>
      <text:p text:style-name="P1"><text:s/>*</text:p>
      <text:p text:style-name="P1"><text:s/>* 2. Check the link-layer type of the device that's being opened to make</text:p>
      <text:p text:style-name="P1"><text:s/>* sure it's Ethernet, since that's all we handle in this example. Other</text:p>
      <text:p text:style-name="P1"><text:s/>* link-layer types may have different length headers (see [1]).</text:p>
      <text:p text:style-name="P1"><text:s/>*</text:p>
      <text:p text:style-name="P1"><text:s/>* 3. This is the filter expression that tells libpcap which packets we're</text:p>
      <text:p text:style-name="P1"><text:s/>* interested in (i.e. which packets to capture). Since this source example</text:p>
      <text:p text:style-name="P1"><text:s/>* focuses on IP and TCP, we use the expression "ip", so we know we'll only</text:p>
      <text:p text:style-name="P1"><text:s/>* encounter IP packets. The capture filter syntax, along with some</text:p>
      <text:p text:style-name="P1"><text:s/>* examples, is documented in the tcpdump man page under "expression."</text:p>
      <text:p text:style-name="P1"><text:s/>* Below are a few simple examples:</text:p>
      <text:p text:style-name="P1"><text:s/>*</text:p>
      <text:p text:style-name="P1"><text:s/>* Expression<text:tab/><text:tab/><text:tab/>Description</text:p>
      <text:p text:style-name="P1"><text:s/>* ----------<text:tab/><text:tab/><text:tab/>-----------</text:p>
      <text:p text:style-name="P1"><text:s/>* ip<text:tab/><text:tab/><text:tab/><text:tab/><text:tab/>Capture all IP packets.</text:p>
      <text:p text:style-name="P1"><text:s/>* tcp<text:tab/><text:tab/><text:tab/><text:tab/><text:tab/>Capture only TCP packets.</text:p>
      <text:p text:style-name="P1"><text:s/>* tcp port 80<text:tab/><text:tab/><text:tab/>Capture only TCP packets with a port equal to 80.</text:p>
      <text:p text:style-name="P1"><text:s/>* ip host 10.1.2.3<text:tab/><text:tab/>Capture all IP packets to or from host 10.1.2.3.</text:p>
      <text:p text:style-name="P1"><text:s/>*</text:p>
      <text:p text:style-name="P1"><text:s/>****************************************************************************</text:p>
      <text:p text:style-name="P1"><text:s/>*</text:p>
      <text:p text:style-name="P1"><text:s/>*/</text:p>
      <text:p text:style-name="P1"/>
      <text:p text:style-name="P1">#include &lt;pcap.h&gt;</text:p>
      <text:p text:style-name="P1">#include &lt;stdio.h&gt;</text:p>
      <text:p text:style-name="P1">#include &lt;string.h&gt;</text:p>
      <text:p text:style-name="P1">#include &lt;stdlib.h&gt;</text:p>
      <text:p text:style-name="P1">#include &lt;ctype.h&gt;</text:p>
      <text:p text:style-name="P1">#include &lt;errno.h&gt;</text:p>
      <text:p text:style-name="P1">#include &lt;sys/types.h&gt;</text:p>
      <text:p text:style-name="P1">#include &lt;sys/socket.h&gt;</text:p>
      <text:p text:style-name="P1">#include &lt;netinet/in.h&gt;</text:p>
      <text:p text:style-name="P1">#include &lt;arpa/inet.h&gt;</text:p>
      <text:p text:style-name="P1"/>
      <text:p text:style-name="P1">/* default snap length (maximum bytes per packet to capture) */</text:p>
      <text:p text:style-name="P1">#define SNAP_LEN 1518</text:p>
      <text:p text:style-name="P1"/>
      <text:p text:style-name="P1">/* ethernet headers are always exactly 14 bytes [1] */</text:p>
      <text:p text:style-name="P1"><text:soft-page-break/>#define SIZE_ETHERNET 14</text:p>
      <text:p text:style-name="P1"/>
      <text:p text:style-name="P1">/* Ethernet addresses are 6 bytes */</text:p>
      <text:p text:style-name="P1">#define ETHER_ADDR_LEN<text:tab/>6</text:p>
      <text:p text:style-name="P1"/>
      <text:p text:style-name="P1">//True 1; False 0</text:p>
      <text:p text:style-name="P1">#define True 1</text:p>
      <text:p text:style-name="P1">#define False 0</text:p>
      <text:p text:style-name="P1"/>
      <text:p text:style-name="P1">/* Ethernet header */</text:p>
      <text:p text:style-name="P1">struct sniff_ethernet {</text:p>
      <text:p text:style-name="P1"><text:s text:c="8"/>u_char <text:s/>ether_dhost[ETHER_ADDR_LEN]; <text:s text:c="3"/>/* destination host address */</text:p>
      <text:p text:style-name="P1"><text:s text:c="8"/>u_char <text:s/>ether_shost[ETHER_ADDR_LEN]; <text:s text:c="3"/>/* source host address */</text:p>
      <text:p text:style-name="P1"><text:s text:c="8"/>u_short ether_type; <text:s text:c="20"/>/* IP? ARP? RARP? etc */</text:p>
      <text:p text:style-name="P1">};</text:p>
      <text:p text:style-name="P1"/>
      <text:p text:style-name="P1">/* IP header */</text:p>
      <text:p text:style-name="P1">struct sniff_ip {</text:p>
      <text:p text:style-name="P1"><text:s text:c="8"/>u_char <text:s/>ip_vhl; <text:s text:c="16"/>/* version &lt;&lt; 4 | header length &gt;&gt; 2 */</text:p>
      <text:p text:style-name="P1"><text:s text:c="8"/>u_char <text:s/>ip_tos; <text:s text:c="16"/>/* type of service */</text:p>
      <text:p text:style-name="P1"><text:s text:c="8"/>u_short ip_len; <text:s text:c="16"/>/* total length */</text:p>
      <text:p text:style-name="P1"><text:s text:c="8"/>u_short ip_id; <text:s text:c="17"/>/* identification */</text:p>
      <text:p text:style-name="P1"><text:s text:c="8"/>u_short ip_off; <text:s text:c="16"/>/* fragment offset field */</text:p>
      <text:p text:style-name="P1"><text:s text:c="8"/>#define IP_RF 0x8000 <text:s text:c="11"/>/* reserved fragment flag */</text:p>
      <text:p text:style-name="P1"><text:s text:c="8"/>#define IP_DF 0x4000 <text:s text:c="11"/>/* dont fragment flag */</text:p>
      <text:p text:style-name="P1"><text:s text:c="8"/>#define IP_MF 0x2000 <text:s text:c="11"/>/* more fragments flag */</text:p>
      <text:p text:style-name="P1"><text:s text:c="8"/>#define IP_OFFMASK 0x1fff <text:s text:c="6"/>/* mask for fragmenting bits */</text:p>
      <text:p text:style-name="P1"><text:s text:c="8"/>u_char <text:s/>ip_ttl; <text:s text:c="16"/>/* time to live */</text:p>
      <text:p text:style-name="P1"><text:s text:c="8"/>u_char <text:s/>ip_p; <text:s text:c="18"/>/* protocol */</text:p>
      <text:p text:style-name="P1"><text:s text:c="8"/>u_short ip_sum; <text:s text:c="16"/>/* checksum */</text:p>
      <text:p text:style-name="P1"><text:s text:c="8"/>struct <text:s/>in_addr ip_src,ip_dst; <text:s/>/* source and dest address */</text:p>
      <text:p text:style-name="P1">};</text:p>
      <text:p text:style-name="P1">#define IP_HL(ip) <text:s text:c="14"/>(((ip)-&gt;ip_vhl) &amp; 0x0f)</text:p>
      <text:p text:style-name="P1">#define IP_V(ip) <text:s text:c="15"/>(((ip)-&gt;ip_vhl) &gt;&gt; 4)</text:p>
      <text:p text:style-name="P1"/>
      <text:p text:style-name="P1">/* TCP header */</text:p>
      <text:p text:style-name="P1">typedef u_int tcp_seq;</text:p>
      <text:p text:style-name="P1"/>
      <text:p text:style-name="P1">struct sniff_tcp {</text:p>
      <text:p text:style-name="P1"><text:s text:c="8"/>u_short th_sport; <text:s text:c="14"/>/* source port */</text:p>
      <text:p text:style-name="P1"><text:s text:c="8"/>u_short th_dport; <text:s text:c="14"/>/* destination port */</text:p>
      <text:p text:style-name="P1"><text:s text:c="8"/>tcp_seq th_seq; <text:s text:c="16"/>/* sequence number */</text:p>
      <text:p text:style-name="P1"><text:s text:c="8"/>tcp_seq th_ack; <text:s text:c="16"/>/* acknowledgement number */</text:p>
      <text:p text:style-name="P1"><text:s text:c="8"/>u_char <text:s/>th_offx2; <text:s text:c="14"/>/* data offset, rsvd */</text:p>
      <text:p text:style-name="P1">#define TH_OFF(th) <text:s text:c="5"/>(((th)-&gt;th_offx2 &amp; 0xf0) &gt;&gt; 4)</text:p>
      <text:p text:style-name="P1"><text:s text:c="8"/>u_char <text:s/>th_flags;</text:p>
      <text:p text:style-name="P1"><text:s text:c="8"/>#define TH_FIN <text:s/>0x01</text:p>
      <text:p text:style-name="P1"><text:s text:c="8"/>#define TH_SYN <text:s/>0x02</text:p>
      <text:p text:style-name="P1"><text:s text:c="8"/>#define TH_RST <text:s/>0x04</text:p>
      <text:p text:style-name="P1"><text:soft-page-break/><text:s text:c="8"/>#define TH_PUSH 0x08</text:p>
      <text:p text:style-name="P1"><text:s text:c="8"/>#define TH_ACK <text:s/>0x10</text:p>
      <text:p text:style-name="P1"><text:s text:c="8"/>#define TH_URG <text:s/>0x20</text:p>
      <text:p text:style-name="P1"><text:s text:c="8"/>#define TH_ECE <text:s/>0x40</text:p>
      <text:p text:style-name="P1"><text:s text:c="8"/>#define TH_CWR <text:s/>0x80</text:p>
      <text:p text:style-name="P1"><text:s text:c="8"/>#define TH_FLAGS <text:s text:c="7"/>(TH_FIN|TH_SYN|TH_RST|TH_ACK|TH_URG|TH_ECE|TH_CWR)</text:p>
      <text:p text:style-name="P1"><text:s text:c="8"/>u_short th_win; <text:s text:c="16"/>/* window */</text:p>
      <text:p text:style-name="P1"><text:s text:c="8"/>u_short th_sum; <text:s text:c="16"/>/* checksum */</text:p>
      <text:p text:style-name="P1"><text:s text:c="8"/>u_short th_urp; <text:s text:c="16"/>/* urgent pointer */</text:p>
      <text:p text:style-name="P1">};</text:p>
      <text:p text:style-name="P1"/>
      <text:p text:style-name="P1">void got_packet(u_char *args, const struct pcap_pkthdr *header, const u_char *packet);</text:p>
      <text:p text:style-name="P1"/>
      <text:p text:style-name="P1">//returns a string representation of timestamp</text:p>
      <text:p text:style-name="P1">const char *timestamp_string (struct timeval ts);</text:p>
      <text:p text:style-name="P1"/>
      <text:p text:style-name="P1">void print_payload(const u_char *payload, int len);</text:p>
      <text:p text:style-name="P1"/>
      <text:p text:style-name="P1">pcap_t *pcap_open_offline(const char *fname, char *errbuf);</text:p>
      <text:p text:style-name="P1"/>
      <text:p text:style-name="P1">void print_hex_ascii_line(const u_char *payload, int len, int offset);</text:p>
      <text:p text:style-name="P1"/>
      <text:p text:style-name="P1">/*</text:p>
      <text:p text:style-name="P1"><text:s/>* print data in rows of 16 bytes: offset <text:s text:c="2"/>hex <text:s text:c="2"/>ascii</text:p>
      <text:p text:style-name="P1"><text:s/>*</text:p>
      <text:p text:style-name="P1"><text:s/>* 00000 <text:s text:c="2"/>47 45 54 20 2f 20 48 54 <text:s/>54 50 2f 31 2e 31 0d 0a <text:s text:c="2"/>GET / HTTP/1.1..</text:p>
      <text:p text:style-name="P1"><text:s/>*/</text:p>
      <text:p text:style-name="P1">void print_hex_ascii_line(const u_char *payload, int len, int offset)</text:p>
      <text:p text:style-name="P1">{</text:p>
      <text:p text:style-name="P1"/>
      <text:p text:style-name="P1"><text:tab/>int i;</text:p>
      <text:p text:style-name="P1"><text:tab/>int gap;</text:p>
      <text:p text:style-name="P1"><text:tab/>const u_char *ch;</text:p>
      <text:p text:style-name="P1"/>
      <text:p text:style-name="P1"><text:tab/>/* offset */</text:p>
      <text:p text:style-name="P1"><text:tab/>printf("%03d ", offset);</text:p>
      <text:p text:style-name="P1"/>
      <text:p text:style-name="P1"><text:tab/>/* hex */</text:p>
      <text:p text:style-name="P1"><text:tab/>ch = payload;</text:p>
      <text:p text:style-name="P1"><text:tab/>for(i = 0; i &lt; len; i++)</text:p>
      <text:p text:style-name="P1"><text:tab/>{</text:p>
      <text:p text:style-name="P1"><text:tab/><text:tab/>printf("%02x ", *ch);</text:p>
      <text:p text:style-name="P1"><text:tab/><text:tab/>ch++;</text:p>
      <text:p text:style-name="P1"><text:tab/><text:tab/>/* print extra space after 8th byte for visual aid */</text:p>
      <text:p text:style-name="P1"><text:tab/><text:tab/>if (i == 7)</text:p>
      <text:p text:style-name="P1"><text:tab/><text:tab/><text:tab/>printf(" ");</text:p>
      <text:p text:style-name="P1"><text:tab/>}</text:p>
      <text:p text:style-name="P1"/>
      <text:p text:style-name="P1"><text:tab/>/* print space to handle line less than 8 bytes */</text:p>
      <text:p text:style-name="P1"><text:soft-page-break/><text:tab/>if (len &lt; 8)</text:p>
      <text:p text:style-name="P1"><text:tab/><text:tab/>printf(" ");</text:p>
      <text:p text:style-name="P1"/>
      <text:p text:style-name="P1"><text:tab/>/* fill hex gap with spaces if not full line */</text:p>
      <text:p text:style-name="P1"><text:tab/>if (len &lt; 16)</text:p>
      <text:p text:style-name="P1"><text:tab/>{</text:p>
      <text:p text:style-name="P1"><text:tab/><text:tab/>gap = 16 - len;</text:p>
      <text:p text:style-name="P1"><text:tab/><text:tab/>for (i = 0; i &lt; gap; i++) {</text:p>
      <text:p text:style-name="P1"><text:tab/><text:tab/><text:tab/>printf(" <text:s text:c="2"/>");</text:p>
      <text:p text:style-name="P1"><text:tab/><text:tab/>}</text:p>
      <text:p text:style-name="P1"><text:tab/>}</text:p>
      <text:p text:style-name="P1"><text:tab/>printf(" <text:s text:c="2"/>");</text:p>
      <text:p text:style-name="P1"/>
      <text:p text:style-name="P1"/>
      <text:p text:style-name="P1"><text:tab/>/* ascii (if printable) */</text:p>
      <text:p text:style-name="P1"><text:tab/>ch = payload;</text:p>
      <text:p text:style-name="P1"><text:tab/>for(i = 0; i &lt; len; i++)</text:p>
      <text:p text:style-name="P1"><text:tab/>{</text:p>
      <text:p text:style-name="P1"><text:tab/><text:tab/>if (isprint(*ch))</text:p>
      <text:p text:style-name="P1"><text:tab/><text:tab/><text:tab/>printf("%c", *ch);</text:p>
      <text:p text:style-name="P1"><text:tab/><text:tab/>else</text:p>
      <text:p text:style-name="P1"><text:tab/><text:tab/><text:tab/>printf(".");</text:p>
      <text:p text:style-name="P1"><text:tab/><text:tab/>ch++;</text:p>
      <text:p text:style-name="P1"><text:tab/>}</text:p>
      <text:p text:style-name="P1"/>
      <text:p text:style-name="P1"><text:tab/>printf("\n");</text:p>
      <text:p text:style-name="P1"/>
      <text:p text:style-name="P1">return;</text:p>
      <text:p text:style-name="P1">}</text:p>
      <text:p text:style-name="P1"/>
      <text:p text:style-name="P1">/*</text:p>
      <text:p text:style-name="P1"><text:s/>* print packet payload data (avoid printing binary data)</text:p>
      <text:p text:style-name="P1"><text:s/>*/</text:p>
      <text:p text:style-name="P1">void print_payload(const u_char * payload, int len)</text:p>
      <text:p text:style-name="P1">{</text:p>
      <text:p text:style-name="P1"/>
      <text:p text:style-name="P1"><text:tab/>int len_rem = len;</text:p>
      <text:p text:style-name="P1"><text:tab/>int line_width = 16;<text:tab/><text:tab/><text:tab/>/* number of bytes per line */</text:p>
      <text:p text:style-name="P1"><text:tab/>int line_len;</text:p>
      <text:p text:style-name="P1"><text:tab/>int offset = 0;<text:tab/><text:tab/><text:tab/><text:tab/><text:tab/>/* zero-based offset counter */</text:p>
      <text:p text:style-name="P1"><text:tab/>const u_char *ch = payload;</text:p>
      <text:p text:style-name="P1"/>
      <text:p text:style-name="P1"><text:tab/>if (len &lt;= 0)</text:p>
      <text:p text:style-name="P1"><text:tab/><text:tab/>return;</text:p>
      <text:p text:style-name="P1"/>
      <text:p text:style-name="P1"><text:tab/>/* data fits on one line */</text:p>
      <text:p text:style-name="P1"><text:tab/>if (len &lt;= line_width)</text:p>
      <text:p text:style-name="P1"><text:tab/>{</text:p>
      <text:p text:style-name="P1"><text:tab/><text:tab/>print_hex_ascii_line(ch, len, offset);</text:p>
      <text:p text:style-name="P1"><text:soft-page-break/><text:tab/><text:tab/>return;</text:p>
      <text:p text:style-name="P1"><text:tab/>}</text:p>
      <text:p text:style-name="P1"/>
      <text:p text:style-name="P1"><text:tab/>/* data spans multiple lines */</text:p>
      <text:p text:style-name="P1"><text:tab/>for ( ;; )</text:p>
      <text:p text:style-name="P1"><text:tab/>{</text:p>
      <text:p text:style-name="P1"><text:tab/><text:tab/>/* compute current line length */</text:p>
      <text:p text:style-name="P1"><text:tab/><text:tab/>line_len = line_width % len_rem;</text:p>
      <text:p text:style-name="P1"><text:tab/><text:tab/>/* print line */</text:p>
      <text:p text:style-name="P1"><text:tab/><text:tab/>print_hex_ascii_line(ch, line_len, offset);</text:p>
      <text:p text:style-name="P1"><text:tab/><text:tab/>/* compute total remaining */</text:p>
      <text:p text:style-name="P1"><text:tab/><text:tab/>len_rem = len_rem - line_len;</text:p>
      <text:p text:style-name="P1"><text:tab/><text:tab/>/* shift pointer to remaining bytes to print */</text:p>
      <text:p text:style-name="P1"><text:tab/><text:tab/>ch = ch + line_len;</text:p>
      <text:p text:style-name="P1"><text:tab/><text:tab/>/* add offset */</text:p>
      <text:p text:style-name="P1"><text:tab/><text:tab/>offset = offset + line_width;</text:p>
      <text:p text:style-name="P1"><text:tab/><text:tab/>/* check if we have line width chars or less */</text:p>
      <text:p text:style-name="P1"><text:tab/><text:tab/>if (len_rem &lt;= line_width)</text:p>
      <text:p text:style-name="P1"><text:tab/><text:tab/> {</text:p>
      <text:p text:style-name="P1"><text:tab/><text:tab/><text:tab/>/* print last line and get out */</text:p>
      <text:p text:style-name="P1"><text:tab/><text:tab/><text:tab/>print_hex_ascii_line(ch, len_rem, offset);</text:p>
      <text:p text:style-name="P1"><text:tab/><text:tab/><text:tab/>break;</text:p>
      <text:p text:style-name="P1"><text:tab/><text:tab/> }</text:p>
      <text:p text:style-name="P1"><text:tab/>}</text:p>
      <text:p text:style-name="P1"/>
      <text:p text:style-name="P1">return;</text:p>
      <text:p text:style-name="P1">}</text:p>
      <text:p text:style-name="P1"/>
      <text:p text:style-name="P1">/*</text:p>
      <text:p text:style-name="P1"><text:s/>* dissect/print packet</text:p>
      <text:p text:style-name="P1"><text:s/>*/</text:p>
      <text:p text:style-name="P1">void got_packet(u_char *args, const struct pcap_pkthdr *header, const u_char *packet)</text:p>
      <text:p text:style-name="P1">{</text:p>
      <text:p text:style-name="P1"/>
      <text:p text:style-name="P1"><text:tab/>/* declare pointers to packet headers */</text:p>
      <text:p text:style-name="P1"/>
      <text:p text:style-name="P1"><text:tab/>const struct sniff_ip *ip; <text:s text:c="13"/>/* The IP header */</text:p>
      <text:p text:style-name="P1"><text:tab/>const struct sniff_tcp *tcp; <text:s text:c="11"/>/* The TCP header */</text:p>
      <text:p text:style-name="P1"><text:tab/>const unsigned char *payload; <text:s text:c="19"/>/* Packet payload */</text:p>
      <text:p text:style-name="P1"/>
      <text:p text:style-name="P1"><text:tab/>int size_ip;</text:p>
      <text:p text:style-name="P1"><text:tab/>int size_tcp;</text:p>
      <text:p text:style-name="P1"><text:tab/>int size_payload;</text:p>
      <text:p text:style-name="P1"><text:tab/>static int num_packets =0;</text:p>
      <text:p text:style-name="P1"/>
      <text:p text:style-name="P1"><text:s text:c="4"/>//skip over ethernet header</text:p>
      <text:p text:style-name="P1"><text:tab/>ip = (struct sniff_ip *) (packet + SIZE_ETHERNET);</text:p>
      <text:p text:style-name="P1"><text:tab/>size_ip = IP_HL(ip)*4; <text:s/>//since ip_hl is in 4 byyte words</text:p>
      <text:p text:style-name="P1"/>
      <text:p text:style-name="P1"><text:soft-page-break/><text:tab/>if (size_ip &lt; 20)</text:p>
      <text:p text:style-name="P1"><text:tab/>{</text:p>
      <text:p text:style-name="P1"><text:tab/>printf("Invalid IP header length with options: %u bytes \n", size_ip);</text:p>
      <text:p text:style-name="P1"><text:tab/>return;</text:p>
      <text:p text:style-name="P1"><text:tab/>}</text:p>
      <text:p text:style-name="P1"/>
      <text:p text:style-name="P1"><text:s text:c="4"/>printf("Packet Number: %d \n", num_packets);</text:p>
      <text:p text:style-name="P1"><text:s text:c="4"/>num_packets++;</text:p>
      <text:p text:style-name="P1"/>
      <text:p text:style-name="P1"><text:tab/>/* print source and destination IP addresses */</text:p>
      <text:p text:style-name="P1"><text:tab/>printf(" <text:s/>From: %s\n", inet_ntoa(ip-&gt;ip_src));</text:p>
      <text:p text:style-name="P1"><text:tab/>printf(" <text:s/>To: %s\n", inet_ntoa(ip-&gt;ip_dst));</text:p>
      <text:p text:style-name="P1"/>
      <text:p text:style-name="P1"><text:tab/>/* determine protocol */</text:p>
      <text:p text:style-name="P1"><text:tab/>switch(ip-&gt;ip_p)</text:p>
      <text:p text:style-name="P1"><text:s text:c="4"/>{</text:p>
      <text:p text:style-name="P1"><text:tab/><text:tab/>case IPPROTO_TCP:</text:p>
      <text:p text:style-name="P1"><text:tab/><text:tab/><text:tab/>printf(" <text:s text:c="2"/>Protocol: TCP\n");</text:p>
      <text:p text:style-name="P1"><text:tab/><text:tab/><text:tab/>break;</text:p>
      <text:p text:style-name="P1"><text:tab/><text:tab/>case IPPROTO_UDP:</text:p>
      <text:p text:style-name="P1"><text:tab/><text:tab/><text:tab/>printf(" <text:s text:c="2"/>Protocol: UDP\n");</text:p>
      <text:p text:style-name="P1"><text:tab/><text:tab/><text:tab/>return;</text:p>
      <text:p text:style-name="P1"><text:tab/><text:tab/>case IPPROTO_ICMP:</text:p>
      <text:p text:style-name="P1"><text:tab/><text:tab/><text:tab/>printf(" <text:s text:c="2"/>Protocol: ICMP\n");</text:p>
      <text:p text:style-name="P1"><text:tab/><text:tab/><text:tab/>return;</text:p>
      <text:p text:style-name="P1"><text:tab/><text:tab/>case IPPROTO_IP:</text:p>
      <text:p text:style-name="P1"><text:tab/><text:tab/><text:tab/>printf(" <text:s text:c="2"/>Protocol: IP\n");</text:p>
      <text:p text:style-name="P1"><text:tab/><text:tab/><text:tab/>return;</text:p>
      <text:p text:style-name="P1"><text:tab/><text:tab/>default:</text:p>
      <text:p text:style-name="P1"><text:tab/><text:tab/><text:tab/>printf(" <text:s text:c="2"/>Protocol: unknown\n");</text:p>
      <text:p text:style-name="P1"><text:tab/><text:tab/><text:tab/>return;</text:p>
      <text:p text:style-name="P1"><text:tab/>}</text:p>
      <text:p text:style-name="P1"><text:tab/>//OK, this packet is TCP</text:p>
      <text:p text:style-name="P1"/>
      <text:p text:style-name="P1"><text:tab/>//skip over IP header to get the TCP header</text:p>
      <text:p text:style-name="P1"><text:tab/>tcp =(struct sniff_tcp *)(packet + SIZE_ETHERNET + size_ip);</text:p>
      <text:p text:style-name="P1"><text:tab/>size_tcp = TH_OFF(tcp)*4;</text:p>
      <text:p text:style-name="P1"/>
      <text:p text:style-name="P1"><text:tab/>if (size_tcp &lt; 20)</text:p>
      <text:p text:style-name="P1"><text:s text:c="4"/>{</text:p>
      <text:p text:style-name="P1"><text:tab/><text:tab/>printf("Invalid TCP header length: %u bytes \n", size_tcp);</text:p>
      <text:p text:style-name="P1"><text:tab/><text:tab/>return;</text:p>
      <text:p text:style-name="P1"><text:tab/>}</text:p>
      <text:p text:style-name="P1"/>
      <text:p text:style-name="P1"><text:tab/>printf(" Src port: %d\n", ntohs(tcp-&gt;th_sport));</text:p>
      <text:p text:style-name="P1"><text:tab/>printf(" Dst port: %d\n", ntohs(tcp-&gt;th_dport));</text:p>
      <text:p text:style-name="P1"/>
      <text:p text:style-name="P1"><text:tab/>/* define/compute tcp payload (segment) offset */</text:p>
      <text:p text:style-name="P1"><text:tab/>payload = (u_char *)(packet + SIZE_ETHERNET + size_ip + size_tcp);</text:p>
      <text:p text:style-name="P1"><text:soft-page-break/></text:p>
      <text:p text:style-name="P1"><text:tab/>/* compute tcp payload (segment) size */</text:p>
      <text:p text:style-name="P1"><text:tab/>size_payload = ntohs(ip-&gt;ip_len) - (size_ip + size_tcp);</text:p>
      <text:p text:style-name="P1"/>
      <text:p text:style-name="P1"><text:tab/>/*</text:p>
      <text:p text:style-name="P1"><text:tab/> * Print payload data; it might be binary, so don't just</text:p>
      <text:p text:style-name="P1"><text:tab/> * treat it as a string.</text:p>
      <text:p text:style-name="P1"><text:tab/> */</text:p>
      <text:p text:style-name="P1"><text:tab/>if (size_payload &gt; 0) {</text:p>
      <text:p text:style-name="P1"><text:tab/><text:tab/>printf(" <text:s text:c="2"/>Payload (%d bytes):\n", size_payload);</text:p>
      <text:p text:style-name="P1"><text:tab/><text:tab/>print_payload(payload, size_payload);</text:p>
      <text:p text:style-name="P1"><text:tab/>}</text:p>
      <text:p text:style-name="P1"/>
      <text:p text:style-name="P1">return;</text:p>
      <text:p text:style-name="P1">}</text:p>
      <text:p text:style-name="P1"/>
      <text:p text:style-name="P1">int main(int argc, char **argv)</text:p>
      <text:p text:style-name="P1">{</text:p>
      <text:p text:style-name="P1"><text:s text:c="4"/>char *dev= NULL;</text:p>
      <text:p text:style-name="P1"><text:tab/>char errbuf[PCAP_ERRBUF_SIZE];<text:tab/><text:tab/>/* error buffer */</text:p>
      <text:p text:style-name="P1"><text:tab/>pcap_t *handle;<text:tab/><text:tab/><text:tab/><text:tab/>/* packet capture handle */</text:p>
      <text:p text:style-name="P1"><text:tab/>int type;</text:p>
      <text:p text:style-name="P1"><text:tab/>char filter_exp[100]="";</text:p>
      <text:p text:style-name="P1"/>
      <text:p text:style-name="P1"><text:tab/>struct bpf_program fp;<text:tab/><text:tab/><text:tab/>/* compiled filter program (expression) */</text:p>
      <text:p text:style-name="P1"><text:tab/>bpf_u_int32 mask;<text:tab/><text:tab/><text:tab/>/* subnet mask */</text:p>
      <text:p text:style-name="P1"><text:tab/>bpf_u_int32 net;<text:tab/><text:tab/><text:tab/>/* ip */</text:p>
      <text:p text:style-name="P1"><text:tab/>int num_packets;</text:p>
      <text:p text:style-name="P1"/>
      <text:p text:style-name="P1"><text:tab/>/* check for capture device name on command-line */</text:p>
      <text:p text:style-name="P1"><text:tab/>if (argc == 3)</text:p>
      <text:p text:style-name="P1"><text:tab/>{</text:p>
      <text:p text:style-name="P1"><text:tab/><text:tab/>dev = argv[1];</text:p>
      <text:p text:style-name="P1"><text:tab/><text:tab/>type = atoi(argv[2]);</text:p>
      <text:p text:style-name="P1"><text:tab/>}</text:p>
      <text:p text:style-name="P1"/>
      <text:p text:style-name="P1"/>
      <text:p text:style-name="P1"><text:tab/>else if (argc &gt; 3)</text:p>
      <text:p text:style-name="P1"><text:tab/>{</text:p>
      <text:p text:style-name="P1"><text:tab/><text:tab/>fprintf(stderr, "error: unrecognized command-line options\n\n");</text:p>
      <text:p text:style-name="P1"><text:tab/><text:tab/>exit(EXIT_FAILURE);</text:p>
      <text:p text:style-name="P1"><text:tab/>}</text:p>
      <text:p text:style-name="P1"/>
      <text:p text:style-name="P1"><text:s text:c="4"/>switch(type)</text:p>
      <text:p text:style-name="P1"><text:tab/>{</text:p>
      <text:p text:style-name="P1"><text:tab/>case 1: ;</text:p>
      <text:p text:style-name="P1"><text:s text:c="4"/>strncpy(filter_exp, "port 80", 50);</text:p>
      <text:p text:style-name="P1"><text:s text:c="4"/>printf("filter expression: %s", filter_exp);</text:p>
      <text:p text:style-name="P1"><text:s text:c="4"/>break;</text:p>
      <text:p text:style-name="P1"><text:soft-page-break/><text:s text:c="5"/>case 2: ;</text:p>
      <text:p text:style-name="P1"><text:s text:c="4"/>strncpy(filter_exp, "port 23", 50);</text:p>
      <text:p text:style-name="P1"><text:s text:c="4"/>printf("filter expression: %s", filter_exp);</text:p>
      <text:p text:style-name="P1"><text:s text:c="4"/>break;</text:p>
      <text:p text:style-name="P1"><text:s text:c="5"/>case 3: ;</text:p>
      <text:p text:style-name="P1"><text:s text:c="4"/>strncpy(filter_exp, "port 21", 50);</text:p>
      <text:p text:style-name="P1"><text:s text:c="4"/>printf("filter expression: %s", filter_exp);</text:p>
      <text:p text:style-name="P1"><text:s text:c="4"/>break;</text:p>
      <text:p text:style-name="P1"><text:s text:c="4"/>default:</text:p>
      <text:p text:style-name="P1"><text:s text:c="4"/>printf("filter expression: not valid \n");</text:p>
      <text:p text:style-name="P1"><text:s text:c="4"/>exit (0);</text:p>
      <text:p text:style-name="P1"><text:s text:c="4"/>}</text:p>
      <text:p text:style-name="P1"/>
      <text:p text:style-name="P1"><text:tab/>/* open capture device */</text:p>
      <text:p text:style-name="P1"><text:tab/>handle = pcap_open_offline(argv[1], errbuf);</text:p>
      <text:p text:style-name="P1"><text:tab/>if (handle == NULL)</text:p>
      <text:p text:style-name="P1"><text:tab/>{</text:p>
      <text:p text:style-name="P1"><text:tab/><text:tab/>fprintf(stderr, "Couldn't open file: %s\n",errbuf);</text:p>
      <text:p text:style-name="P1"><text:tab/><text:tab/>exit(EXIT_FAILURE);</text:p>
      <text:p text:style-name="P1"><text:tab/>}</text:p>
      <text:p text:style-name="P1"/>
      <text:p text:style-name="P1"><text:tab/>/* compile the filter expression */</text:p>
      <text:p text:style-name="P1"><text:tab/>if (pcap_compile(handle, &amp;fp, filter_exp, 0, net) == -1)</text:p>
      <text:p text:style-name="P1"><text:tab/>{</text:p>
      <text:p text:style-name="P1"><text:tab/><text:tab/>fprintf(stderr, "Couldn't parse filter %s: %s\n",</text:p>
      <text:p text:style-name="P1"><text:tab/><text:tab/> <text:s text:c="3"/>filter_exp, pcap_geterr(handle));</text:p>
      <text:p text:style-name="P1"><text:tab/><text:tab/>exit(EXIT_FAILURE);</text:p>
      <text:p text:style-name="P1"><text:tab/>}</text:p>
      <text:p text:style-name="P1"/>
      <text:p text:style-name="P1"><text:tab/>/* apply the compiled filter */</text:p>
      <text:p text:style-name="P1"><text:tab/>if (pcap_setfilter(handle, &amp;fp) == -1) {</text:p>
      <text:p text:style-name="P1"><text:tab/><text:tab/>fprintf(stderr, "Couldn't install filter %s: %s\n",</text:p>
      <text:p text:style-name="P1"><text:tab/><text:tab/> <text:s text:c="3"/>filter_exp, pcap_geterr(handle));</text:p>
      <text:p text:style-name="P1"><text:tab/><text:tab/>exit(EXIT_FAILURE);</text:p>
      <text:p text:style-name="P1"><text:tab/>}</text:p>
      <text:p text:style-name="P1"/>
      <text:p text:style-name="P1"><text:tab/>/* now we can set our callback function */</text:p>
      <text:p text:style-name="P1"><text:tab/>pcap_loop(handle, 200, got_packet, NULL);</text:p>
      <text:p text:style-name="P1"/>
      <text:p text:style-name="P1"><text:tab/>/* cleanup */</text:p>
      <text:p text:style-name="P1"><text:tab/>pcap_freecode(&amp;fp);</text:p>
      <text:p text:style-name="P1"><text:tab/>pcap_close(handle);</text:p>
      <text:p text:style-name="P1"/>
      <text:p text:style-name="P1"><text:tab/>printf("\nCapture complete.\n");</text:p>
      <text:p text:style-name="P1"/>
      <text:p text:style-name="P1">return 0;</text:p>
      <text:p text:style-name="P1">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01:41:45.247052157</meta:creation-date>
    <dc:date>2018-02-01T17:01:47.887897972</dc:date>
    <meta:editing-duration>PT2M2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9" meta:paragraph-count="380" meta:word-count="1895" meta:character-count="12368" meta:non-whitespace-character-count="9645"/>
  </office:meta>
</office:document-meta>
</file>